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80000000F0FABF1D31.png" manifest:media-type="image/png"/>
  <manifest:file-entry manifest:full-path="Pictures/1000000000000280000001E0F01DEDB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ffffff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143cm" svg:x="7.235cm" svg:y="1.52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" draw:layer="layout" svg:width="3.378cm" svg:height="2.54cm" svg:x="1.27cm" svg:y="0.127cm">
          <draw:image xlink:href="Pictures/1000000000000280000001E0F01DEDB8.png" xlink:type="simple" xlink:show="embed" xlink:actuate="onLoad">
            <text:p/>
          </draw:image>
        </draw:frame>
        <draw:frame draw:style-name="gr3" draw:text-style-name="P2" draw:layer="layout" svg:width="1.018cm" svg:height="0.729cm" svg:x="0.127cm" svg:y="1.033cm">
          <draw:text-box>
            <text:p text:style-name="P2"><text:span text:style-name="T1">(a)</text:span></text:p>
          </draw:text-box>
        </draw:frame>
        <draw:custom-shape draw:style-name="gr1" draw:text-style-name="P1" draw:layer="layout" svg:width="1.016cm" svg:height="1.143cm" svg:x="7.235cm" svg:y="4.33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" draw:layer="layout" svg:width="3.378cm" svg:height="1.27cm" svg:x="6.074cm" svg:y="0.127cm">
          <draw:image xlink:href="Pictures/1000020100000280000000F0FABF1D31.png" xlink:type="simple" xlink:show="embed" xlink:actuate="onLoad">
            <text:p/>
          </draw:image>
        </draw:frame>
        <draw:frame draw:style-name="gr3" draw:text-style-name="P2" draw:layer="layout" svg:width="1.04cm" svg:height="0.729cm" svg:x="9.527cm" svg:y="0.398cm">
          <draw:text-box>
            <text:p text:style-name="P2"><text:span text:style-name="T1">(b)</text:span></text:p>
          </draw:text-box>
        </draw:frame>
        <draw:frame draw:style-name="gr3" draw:text-style-name="P2" draw:layer="layout" svg:width="1.018cm" svg:height="0.729cm" svg:x="9.527cm" svg:y="3.094cm">
          <draw:text-box>
            <text:p text:style-name="P2"><text:span text:style-name="T1">(c)</text:span></text:p>
          </draw:text-box>
        </draw:frame>
        <draw:g>
          <draw:custom-shape draw:style-name="gr1" draw:text-style-name="P1" draw:layer="layout" svg:width="0.116cm" svg:height="0.253cm" svg:x="6.067cm" svg:y="5.7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6.183cm" svg:y="5.7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6.3cm" svg:y="5.7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6.416cm" svg:y="5.7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6.533cm" svg:y="5.7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6.649cm" svg:y="5.7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6.766cm" svg:y="5.7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6.882cm" svg:y="5.7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6.999cm" svg:y="5.7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7.115cm" svg:y="5.7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7.232cm" svg:y="5.7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7.348cm" svg:y="5.7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7.465cm" svg:y="5.7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7.581cm" svg:y="5.7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7.698cm" svg:y="5.7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7.814cm" svg:y="5.72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7.931cm" svg:y="5.7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8.047cm" svg:y="5.7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8.164cm" svg:y="5.7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8.28cm" svg:y="5.7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8.397cm" svg:y="5.7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8.513cm" svg:y="5.7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8.63cm" svg:y="5.7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8.746cm" svg:y="5.7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8.863cm" svg:y="5.7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8.979cm" svg:y="5.7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9.096cm" svg:y="5.7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7cm" svg:height="0.253cm" svg:x="9.212cm" svg:y="5.72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116cm" svg:height="0.253cm" svg:x="9.329cm" svg:y="5.723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2" draw:layer="layout" svg:width="1.04cm" svg:height="0.729cm" svg:x="9.525cm" svg:y="5.486cm">
          <draw:text-box>
            <text:p text:style-name="P2"><text:span text:style-name="T1">(d)</text:span></text:p>
          </draw:text-box>
        </draw:frame>
        <draw:custom-shape draw:style-name="gr1" draw:text-style-name="P1" draw:layer="layout" svg:width="0.889cm" svg:height="0.762cm" svg:x="4.872cm" svg:y="0.2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3.378cm" svg:height="1.27cm" svg:x="6.074cm" svg:y="2.823cm">
          <draw:image xlink:href="Pictures/1000020100000280000000F0FABF1D31.png" xlink:type="simple" xlink:show="embed" xlink:actuate="onLoad">
            <text:p/>
          </draw:image>
        </draw:frame>
        <draw:line draw:style-name="gr4" draw:text-style-name="P1" draw:layer="layout" svg:x1="6.325cm" svg:y1="2.823cm" svg:x2="6.325cm" svg:y2="4.093cm">
          <text:p/>
        </draw:line>
        <draw:line draw:style-name="gr4" draw:text-style-name="P1" draw:layer="layout" svg:x1="6.579cm" svg:y1="2.823cm" svg:x2="6.579cm" svg:y2="4.093cm">
          <text:p/>
        </draw:line>
        <draw:line draw:style-name="gr4" draw:text-style-name="P1" draw:layer="layout" svg:x1="6.833cm" svg:y1="2.823cm" svg:x2="6.833cm" svg:y2="4.093cm">
          <text:p/>
        </draw:line>
        <draw:line draw:style-name="gr4" draw:text-style-name="P1" draw:layer="layout" svg:x1="7.087cm" svg:y1="2.823cm" svg:x2="7.087cm" svg:y2="4.093cm">
          <text:p/>
        </draw:line>
        <draw:line draw:style-name="gr4" draw:text-style-name="P1" draw:layer="layout" svg:x1="7.341cm" svg:y1="2.823cm" svg:x2="7.341cm" svg:y2="4.093cm">
          <text:p/>
        </draw:line>
        <draw:line draw:style-name="gr4" draw:text-style-name="P1" draw:layer="layout" svg:x1="7.595cm" svg:y1="2.823cm" svg:x2="7.595cm" svg:y2="4.093cm">
          <text:p/>
        </draw:line>
        <draw:line draw:style-name="gr4" draw:text-style-name="P1" draw:layer="layout" svg:x1="7.849cm" svg:y1="2.823cm" svg:x2="7.849cm" svg:y2="4.093cm">
          <text:p/>
        </draw:line>
        <draw:line draw:style-name="gr4" draw:text-style-name="P1" draw:layer="layout" svg:x1="8.103cm" svg:y1="2.823cm" svg:x2="8.103cm" svg:y2="4.093cm">
          <text:p/>
        </draw:line>
        <draw:line draw:style-name="gr4" draw:text-style-name="P1" draw:layer="layout" svg:x1="8.357cm" svg:y1="2.823cm" svg:x2="8.357cm" svg:y2="4.093cm">
          <text:p/>
        </draw:line>
        <draw:line draw:style-name="gr4" draw:text-style-name="P1" draw:layer="layout" svg:x1="8.611cm" svg:y1="2.823cm" svg:x2="8.611cm" svg:y2="4.093cm">
          <text:p/>
        </draw:line>
        <draw:line draw:style-name="gr4" draw:text-style-name="P1" draw:layer="layout" svg:x1="8.865cm" svg:y1="2.823cm" svg:x2="8.865cm" svg:y2="4.093cm">
          <text:p/>
        </draw:line>
        <draw:line draw:style-name="gr4" draw:text-style-name="P1" draw:layer="layout" svg:x1="9.119cm" svg:y1="2.823cm" svg:x2="9.119cm" svg:y2="4.0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693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7-19T22:48:41.601610582</meta:creation-date>
    <dc:date>2014-07-20T19:27:05.802293910</dc:date>
    <dc:creator>helio </dc:creator>
    <meta:editing-duration>PT10M40S</meta:editing-duration>
    <meta:editing-cycles>2</meta:editing-cycles>
    <meta:generator>LibreOffice/4.2.4.2$Linux_x86 LibreOffice_project/420m0$Build-2</meta:generator>
    <meta:document-statistic meta:object-count="52"/>
  </office:meta>
</office:document-meta>
</file>